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7.3614in" svg:height="7.5295in" svg:x="1.7992in" svg:y="140.3398in">
            <draw:object draw:notify-on-update-of-ranges="out.A1:out.A817 out.B1:out.B8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19" calcext:value-type="float">
            <text:p>-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2" calcext:value-type="float">
            <text:p>-1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31" calcext:value-type="float">
            <text:p>-4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50" calcext:value-type="float">
            <text:p>-8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19" calcext:value-type="float">
            <text:p>-7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78" calcext:value-type="float">
            <text:p>-4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482" calcext:value-type="float">
            <text:p>-4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38" calcext:value-type="float">
            <text:p>-4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22" calcext:value-type="float">
            <text:p>-4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29" calcext:value-type="float">
            <text:p>-2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14" calcext:value-type="float">
            <text:p>-5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062" calcext:value-type="float">
            <text:p>-10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54" calcext:value-type="float">
            <text:p>-8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460" calcext:value-type="float">
            <text:p>-14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72" calcext:value-type="float">
            <text:p>-6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21" calcext:value-type="float">
            <text:p>-5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72" calcext:value-type="float">
            <text:p>-6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28" calcext:value-type="float">
            <text:p>-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47" calcext:value-type="float">
            <text:p>-7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44" calcext:value-type="float">
            <text:p>-7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961" calcext:value-type="float">
            <text:p>-9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930" calcext:value-type="float">
            <text:p>-19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852" calcext:value-type="float">
            <text:p>-28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999" calcext:value-type="float">
            <text:p>-29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888" calcext:value-type="float">
            <text:p>228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021" calcext:value-type="float">
            <text:p>-40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630" calcext:value-type="float">
            <text:p>-76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573" calcext:value-type="float">
            <text:p>-75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644" calcext:value-type="float">
            <text:p>216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9955" calcext:value-type="float">
            <text:p>-99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295" calcext:value-type="float">
            <text:p>-52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120" calcext:value-type="float">
            <text:p>-51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115" calcext:value-type="float">
            <text:p>-31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364" calcext:value-type="float">
            <text:p>-13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72" calcext:value-type="float">
            <text:p>-5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58" calcext:value-type="float">
            <text:p>-2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656" calcext:value-type="float">
            <text:p>-6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066" calcext:value-type="float">
            <text:p>-10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230" calcext:value-type="float">
            <text:p>-12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379" calcext:value-type="float">
            <text:p>-73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0869" calcext:value-type="float">
            <text:p>-108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617" calcext:value-type="float">
            <text:p>136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0077" calcext:value-type="float">
            <text:p>-100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848" calcext:value-type="float">
            <text:p>-38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675" calcext:value-type="float">
            <text:p>-36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724" calcext:value-type="float">
            <text:p>-27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722" calcext:value-type="float">
            <text:p>-17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07" calcext:value-type="float">
            <text:p>-2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33" calcext:value-type="float">
            <text:p>-1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76" calcext:value-type="float">
            <text:p>-27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91" calcext:value-type="float">
            <text:p>-3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29" calcext:value-type="float">
            <text:p>-4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27" calcext:value-type="float">
            <text:p>-6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969" calcext:value-type="float">
            <text:p>-9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407" calcext:value-type="float">
            <text:p>-24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377" calcext:value-type="float">
            <text:p>183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327" calcext:value-type="float">
            <text:p>-43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9489" calcext:value-type="float">
            <text:p>-94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543" calcext:value-type="float">
            <text:p>-5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055" calcext:value-type="float">
            <text:p>180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7305" calcext:value-type="float">
            <text:p>-73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835" calcext:value-type="float">
            <text:p>-18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113" calcext:value-type="float">
            <text:p>-21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137" calcext:value-type="float">
            <text:p>-2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549" calcext:value-type="float">
            <text:p>-15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055" calcext:value-type="float">
            <text:p>-10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11" calcext:value-type="float">
            <text:p>-6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40" calcext:value-type="float">
            <text:p>-4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41" calcext:value-type="float">
            <text:p>-2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552" calcext:value-type="float">
            <text:p>-5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83" calcext:value-type="float">
            <text:p>-11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431" calcext:value-type="float">
            <text:p>-34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4347" calcext:value-type="float">
            <text:p>-43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730" calcext:value-type="float">
            <text:p>147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513" calcext:value-type="float">
            <text:p>-55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575" calcext:value-type="float">
            <text:p>-85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014" calcext:value-type="float">
            <text:p>110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836" calcext:value-type="float">
            <text:p>168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7265" calcext:value-type="float">
            <text:p>-72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5562" calcext:value-type="float">
            <text:p>-55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752" calcext:value-type="float">
            <text:p>-47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551" calcext:value-type="float">
            <text:p>-25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65" calcext:value-type="float">
            <text:p>-11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14" calcext:value-type="float">
            <text:p>-2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99" calcext:value-type="float">
            <text:p>-4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678" calcext:value-type="float">
            <text:p>-26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912" calcext:value-type="float">
            <text:p>-29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010" calcext:value-type="float">
            <text:p>180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815" calcext:value-type="float">
            <text:p>-8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7254" calcext:value-type="float">
            <text:p>-72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9211" calcext:value-type="float">
            <text:p>-92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0591" calcext:value-type="float">
            <text:p>-105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727" calcext:value-type="float">
            <text:p>-37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256" calcext:value-type="float">
            <text:p>-32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199" calcext:value-type="float">
            <text:p>-21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570" calcext:value-type="float">
            <text:p>-5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74" calcext:value-type="float">
            <text:p>-2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61" calcext:value-type="float">
            <text:p>-36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630" calcext:value-type="float">
            <text:p>-6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684" calcext:value-type="float">
            <text:p>-6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584" calcext:value-type="float">
            <text:p>-258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6209" calcext:value-type="float">
            <text:p>-62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7826" calcext:value-type="float">
            <text:p>-78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804" calcext:value-type="float">
            <text:p>2080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179" calcext:value-type="float">
            <text:p>-31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7004" calcext:value-type="float">
            <text:p>-70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963" calcext:value-type="float">
            <text:p>-39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432" calcext:value-type="float">
            <text:p>-243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889" calcext:value-type="float">
            <text:p>-8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77" calcext:value-type="float">
            <text:p>-1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489" calcext:value-type="float">
            <text:p>-48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905" calcext:value-type="float">
            <text:p>-9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595" calcext:value-type="float">
            <text:p>-59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664" calcext:value-type="float">
            <text:p>-66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06" calcext:value-type="float">
            <text:p>-11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627" calcext:value-type="float">
            <text:p>-16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509" calcext:value-type="float">
            <text:p>-150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103" calcext:value-type="float">
            <text:p>-110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088" calcext:value-type="float">
            <text:p>-108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306" calcext:value-type="float">
            <text:p>-13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077" calcext:value-type="float">
            <text:p>-20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448" calcext:value-type="float">
            <text:p>-244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770" calcext:value-type="float">
            <text:p>-277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977" calcext:value-type="float">
            <text:p>-197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295" calcext:value-type="float">
            <text:p>-22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702" calcext:value-type="float">
            <text:p>-270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247" calcext:value-type="float">
            <text:p>-12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67" calcext:value-type="float">
            <text:p>-36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926" calcext:value-type="float">
            <text:p>-9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510" calcext:value-type="float">
            <text:p>-15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844" calcext:value-type="float">
            <text:p>-84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801" calcext:value-type="float">
            <text:p>-8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871" calcext:value-type="float">
            <text:p>-87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887" calcext:value-type="float">
            <text:p>-88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697" calcext:value-type="float">
            <text:p>-69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10" calcext:value-type="float">
            <text:p>-2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845" calcext:value-type="float">
            <text:p>-8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259" calcext:value-type="float">
            <text:p>-12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636" calcext:value-type="float">
            <text:p>-63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443" calcext:value-type="float">
            <text:p>-44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711" calcext:value-type="float">
            <text:p>-7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012" calcext:value-type="float">
            <text:p>-10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870" calcext:value-type="float">
            <text:p>-187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985" calcext:value-type="float">
            <text:p>-198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43" calcext:value-type="float">
            <text:p>-3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541" calcext:value-type="float">
            <text:p>-5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782" calcext:value-type="float">
            <text:p>-78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541" calcext:value-type="float">
            <text:p>-54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560" calcext:value-type="float">
            <text:p>-5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601" calcext:value-type="float">
            <text:p>-6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587" calcext:value-type="float">
            <text:p>-58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520" calcext:value-type="float">
            <text:p>-5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419" calcext:value-type="float">
            <text:p>-4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573" calcext:value-type="float">
            <text:p>-57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615" calcext:value-type="float">
            <text:p>-6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349" calcext:value-type="float">
            <text:p>-34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643" calcext:value-type="float">
            <text:p>-6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748" calcext:value-type="float">
            <text:p>-7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645" calcext:value-type="float">
            <text:p>-64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791" calcext:value-type="float">
            <text:p>-7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677" calcext:value-type="float">
            <text:p>-67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891" calcext:value-type="float">
            <text:p>-8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417" calcext:value-type="float">
            <text:p>-4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439" calcext:value-type="float">
            <text:p>-4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340" calcext:value-type="float">
            <text:p>-3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646" calcext:value-type="float">
            <text:p>-64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838" calcext:value-type="float">
            <text:p>-83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244" calcext:value-type="float">
            <text:p>-124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312" calcext:value-type="float">
            <text:p>-13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224" calcext:value-type="float">
            <text:p>-122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704" calcext:value-type="float">
            <text:p>-70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315" calcext:value-type="float">
            <text:p>-3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573" calcext:value-type="float">
            <text:p>-57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582" calcext:value-type="float">
            <text:p>-58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471" calcext:value-type="float">
            <text:p>-47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594" calcext:value-type="float">
            <text:p>-159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550" calcext:value-type="float">
            <text:p>-55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472" calcext:value-type="float">
            <text:p>-247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570" calcext:value-type="float">
            <text:p>-57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424" calcext:value-type="float">
            <text:p>-4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775" calcext:value-type="float">
            <text:p>-7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881" calcext:value-type="float">
            <text:p>-88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511" calcext:value-type="float">
            <text:p>-51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71" calcext:value-type="float">
            <text:p>-17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3419" calcext:value-type="float">
            <text:p>-34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803" calcext:value-type="float">
            <text:p>-28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511" calcext:value-type="float">
            <text:p>-51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26" calcext:value-type="float">
            <text:p>-2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339" calcext:value-type="float">
            <text:p>-33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442" calcext:value-type="float">
            <text:p>-44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615" calcext:value-type="float">
            <text:p>-6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676" calcext:value-type="float">
            <text:p>-67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338" calcext:value-type="float">
            <text:p>-33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354" calcext:value-type="float">
            <text:p>-35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067" calcext:value-type="float">
            <text:p>-106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216" calcext:value-type="float">
            <text:p>-12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923" calcext:value-type="float">
            <text:p>-9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427" calcext:value-type="float">
            <text:p>-4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309" calcext:value-type="float">
            <text:p>-30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206" calcext:value-type="float">
            <text:p>-20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551" calcext:value-type="float">
            <text:p>-155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701" calcext:value-type="float">
            <text:p>-170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553" calcext:value-type="float">
            <text:p>-5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654" calcext:value-type="float">
            <text:p>-6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683" calcext:value-type="float">
            <text:p>-68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378" calcext:value-type="float">
            <text:p>-37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36" calcext:value-type="float">
            <text:p>-23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552" calcext:value-type="float">
            <text:p>-55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505" calcext:value-type="float">
            <text:p>-50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273" calcext:value-type="float">
            <text:p>-27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455" calcext:value-type="float">
            <text:p>-45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488" calcext:value-type="float">
            <text:p>-48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499" calcext:value-type="float">
            <text:p>-49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628" calcext:value-type="float">
            <text:p>-6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518" calcext:value-type="float">
            <text:p>-5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018" calcext:value-type="float">
            <text:p>-1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610" calcext:value-type="float">
            <text:p>-6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875" calcext:value-type="float">
            <text:p>-18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38" calcext:value-type="float">
            <text:p>-113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26" calcext:value-type="float">
            <text:p>-112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652" calcext:value-type="float">
            <text:p>-65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615" calcext:value-type="float">
            <text:p>-6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958" calcext:value-type="float">
            <text:p>-95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740" calcext:value-type="float">
            <text:p>-74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478" calcext:value-type="float">
            <text:p>-47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157" calcext:value-type="float">
            <text:p>-115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593" calcext:value-type="float">
            <text:p>-59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796" calcext:value-type="float">
            <text:p>-79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374" calcext:value-type="float">
            <text:p>-37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755" calcext:value-type="float">
            <text:p>-7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613" calcext:value-type="float">
            <text:p>-161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2236" calcext:value-type="float">
            <text:p>-223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547" calcext:value-type="float">
            <text:p>-154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977" calcext:value-type="float">
            <text:p>-197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808" calcext:value-type="float">
            <text:p>-18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852" calcext:value-type="float">
            <text:p>-85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667" calcext:value-type="float">
            <text:p>-66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314" calcext:value-type="float">
            <text:p>-31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209" calcext:value-type="float">
            <text:p>-20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462" calcext:value-type="float">
            <text:p>-146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889" calcext:value-type="float">
            <text:p>-188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2010" calcext:value-type="float">
            <text:p>-20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357" calcext:value-type="float">
            <text:p>-135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950" calcext:value-type="float">
            <text:p>-95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744" calcext:value-type="float">
            <text:p>-74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46" calcext:value-type="float">
            <text:p>-114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336" calcext:value-type="float">
            <text:p>-133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187" calcext:value-type="float">
            <text:p>-118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969" calcext:value-type="float">
            <text:p>-96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474" calcext:value-type="float">
            <text:p>-147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771" calcext:value-type="float">
            <text:p>-77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634" calcext:value-type="float">
            <text:p>-63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082" calcext:value-type="float">
            <text:p>-10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851" calcext:value-type="float">
            <text:p>-85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449" calcext:value-type="float">
            <text:p>-44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37" calcext:value-type="float">
            <text:p>-33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638" calcext:value-type="float">
            <text:p>-63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502" calcext:value-type="float">
            <text:p>-150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913" calcext:value-type="float">
            <text:p>-191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462" calcext:value-type="float">
            <text:p>-146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702" calcext:value-type="float">
            <text:p>-7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405" calcext:value-type="float">
            <text:p>-40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494" calcext:value-type="float">
            <text:p>-149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593" calcext:value-type="float">
            <text:p>-159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870" calcext:value-type="float">
            <text:p>-87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70" calcext:value-type="float">
            <text:p>-37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60" calcext:value-type="float">
            <text:p>-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30T19:58:30.602678747</dc:date>
    <meta:editing-duration>PT2H48M28S</meta:editing-duration>
    <meta:editing-cycles>1</meta:editing-cycles>
    <meta:document-statistic meta:table-count="1" meta:cell-count="1634" meta:object-count="1"/>
    <meta:generator>LibreOffice/7.2.2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099cm" svg:height="19.126cm" xlink:href=".." xlink:type="simple" chart:class="chart:line" chart:style-name="ch1">
        <chart:legend chart:legend-position="end" svg:x="41.247cm" svg:y="9.015cm" style:legend-expansion="high" chart:style-name="ch2"/>
        <chart:plot-area chart:style-name="ch3" table:cell-range-address="out.A1:out.B817" svg:x="0.881cm" svg:y="0.382cm" svg:width="39.485cm" svg:height="18.362cm">
          <chart:coordinate-region svg:x="2.164cm" svg:y="0.581cm" svg:width="38.202cm" svg:height="17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A1:out.A817" chart:class="chart:line">
            <chart:data-point chart:repeated="817"/>
          </chart:series>
          <chart:series chart:style-name="ch7" chart:values-cell-range-address="out.B1:out.B817" chart:class="chart:line">
            <chart:data-point chart:repeated="8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.A1:out.A817</svg:desc>
                </draw:g>
              </table:table-cell>
              <table:table-cell office:value-type="float" office:value="-83">
                <text:p>-83</text:p>
                <draw:g>
                  <svg:desc>out.B1:out.B8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-850">
                <text:p>-8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">
                <text:p>4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">
                <text:p>5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">
                <text:p>5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">
                <text:p>57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">
                <text:p>5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">
                <text:p>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">
                <text:p>62</text:p>
              </table:table-cell>
              <table:table-cell office:value-type="float" office:value="-854">
                <text:p>-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">
                <text:p>63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">
                <text:p>64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">
                <text:p>64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">
                <text:p>64</text:p>
              </table:table-cell>
              <table:table-cell office:value-type="float" office:value="-747">
                <text:p>-7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-744">
                <text:p>-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">
                <text:p>65</text:p>
              </table:table-cell>
              <table:table-cell office:value-type="float" office:value="-961">
                <text:p>-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-1930">
                <text:p>-19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-2852">
                <text:p>-28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">
                <text:p>66</text:p>
              </table:table-cell>
              <table:table-cell office:value-type="float" office:value="-2999">
                <text:p>-2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">
                <text:p>66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">
                <text:p>67</text:p>
              </table:table-cell>
              <table:table-cell office:value-type="float" office:value="22888">
                <text:p>228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-4021">
                <text:p>-4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">
                <text:p>68</text:p>
              </table:table-cell>
              <table:table-cell office:value-type="float" office:value="-7630">
                <text:p>-76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">
                <text:p>68</text:p>
              </table:table-cell>
              <table:table-cell office:value-type="float" office:value="-7573">
                <text:p>-75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">
                <text:p>68</text:p>
              </table:table-cell>
              <table:table-cell office:value-type="float" office:value="21644">
                <text:p>216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-9955">
                <text:p>-99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">
                <text:p>71</text:p>
              </table:table-cell>
              <table:table-cell office:value-type="float" office:value="-5295">
                <text:p>-52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">
                <text:p>74</text:p>
              </table:table-cell>
              <table:table-cell office:value-type="float" office:value="-3115">
                <text:p>-3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-1364">
                <text:p>-13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">
                <text:p>74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">
                <text:p>75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">
                <text:p>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">
                <text:p>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">
                <text:p>77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">
                <text:p>8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">
                <text:p>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">
                <text:p>8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3">
                <text:p>8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">
                <text:p>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8">
                <text:p>8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">
                <text:p>88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">
                <text:p>9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">
                <text:p>9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">
                <text:p>9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">
                <text:p>9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">
                <text:p>96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">
                <text:p>10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">
                <text:p>10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5">
                <text:p>105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6">
                <text:p>106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-1230">
                <text:p>-12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7">
                <text:p>107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8">
                <text:p>108</text:p>
              </table:table-cell>
              <table:table-cell office:value-type="float" office:value="17532">
                <text:p>17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8">
                <text:p>10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">
                <text:p>109</text:p>
              </table:table-cell>
              <table:table-cell office:value-type="float" office:value="-7379">
                <text:p>-73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">
                <text:p>109</text:p>
              </table:table-cell>
              <table:table-cell office:value-type="float" office:value="-10869">
                <text:p>-108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0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0">
                <text:p>110</text:p>
              </table:table-cell>
              <table:table-cell office:value-type="float" office:value="13617">
                <text:p>136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0">
                <text:p>110</text:p>
              </table:table-cell>
              <table:table-cell office:value-type="float" office:value="-10077">
                <text:p>-10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0">
                <text:p>110</text:p>
              </table:table-cell>
              <table:table-cell office:value-type="float" office:value="-3848">
                <text:p>-3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">
                <text:p>111</text:p>
              </table:table-cell>
              <table:table-cell office:value-type="float" office:value="-3675">
                <text:p>-36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1">
                <text:p>111</text:p>
              </table:table-cell>
              <table:table-cell office:value-type="float" office:value="-2724">
                <text:p>-27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">
                <text:p>112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3">
                <text:p>113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">
                <text:p>11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">
                <text:p>11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">
                <text:p>11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6">
                <text:p>116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7">
                <text:p>1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7">
                <text:p>117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8">
                <text:p>118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8">
                <text:p>118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8">
                <text:p>11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">
                <text:p>118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9">
                <text:p>119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9">
                <text:p>11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">
                <text:p>120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0">
                <text:p>12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0">
                <text:p>12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0">
                <text:p>12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1">
                <text:p>12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2">
                <text:p>12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2">
                <text:p>12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">
                <text:p>12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">
                <text:p>12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">
                <text:p>12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6">
                <text:p>12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">
                <text:p>12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">
                <text:p>127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">
                <text:p>12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">
                <text:p>127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">
                <text:p>12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8">
                <text:p>128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">
                <text:p>128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">
                <text:p>128</text:p>
              </table:table-cell>
              <table:table-cell office:value-type="float" office:value="-391">
                <text:p>-3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">
                <text:p>129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">
                <text:p>129</text:p>
              </table:table-cell>
              <table:table-cell office:value-type="float" office:value="-627">
                <text:p>-6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9">
                <text:p>129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">
                <text:p>130</text:p>
              </table:table-cell>
              <table:table-cell office:value-type="float" office:value="-2407">
                <text:p>-24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">
                <text:p>130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0">
                <text:p>130</text:p>
              </table:table-cell>
              <table:table-cell office:value-type="float" office:value="18377">
                <text:p>183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0">
                <text:p>130</text:p>
              </table:table-cell>
              <table:table-cell office:value-type="float" office:value="-4327">
                <text:p>-43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1">
                <text:p>131</text:p>
              </table:table-cell>
              <table:table-cell office:value-type="float" office:value="-9489">
                <text:p>-94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1">
                <text:p>131</text:p>
              </table:table-cell>
              <table:table-cell office:value-type="float" office:value="-543">
                <text:p>-5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1">
                <text:p>131</text:p>
              </table:table-cell>
              <table:table-cell office:value-type="float" office:value="18055">
                <text:p>180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2">
                <text:p>132</text:p>
              </table:table-cell>
              <table:table-cell office:value-type="float" office:value="-7305">
                <text:p>-73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4">
                <text:p>134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5">
                <text:p>135</text:p>
              </table:table-cell>
              <table:table-cell office:value-type="float" office:value="-2113">
                <text:p>-21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8">
                <text:p>138</text:p>
              </table:table-cell>
              <table:table-cell office:value-type="float" office:value="-2137">
                <text:p>-21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9">
                <text:p>139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9">
                <text:p>139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0">
                <text:p>140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1">
                <text:p>14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2">
                <text:p>142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2">
                <text:p>142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2">
                <text:p>14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3">
                <text:p>143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4">
                <text:p>144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4">
                <text:p>14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">
                <text:p>14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">
                <text:p>14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">
                <text:p>14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9">
                <text:p>14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9">
                <text:p>1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9">
                <text:p>1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1">
                <text:p>15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1">
                <text:p>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2">
                <text:p>152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2">
                <text:p>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5">
                <text:p>15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5">
                <text:p>15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5">
                <text:p>155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8">
                <text:p>15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8">
                <text:p>15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8">
                <text:p>158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9">
                <text:p>159</text:p>
              </table:table-cell>
              <table:table-cell office:value-type="float" office:value="-1183">
                <text:p>-11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9">
                <text:p>159</text:p>
              </table:table-cell>
              <table:table-cell office:value-type="float" office:value="-3431">
                <text:p>-34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9">
                <text:p>159</text:p>
              </table:table-cell>
              <table:table-cell office:value-type="float" office:value="-4347">
                <text:p>-43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2">
                <text:p>162</text:p>
              </table:table-cell>
              <table:table-cell office:value-type="float" office:value="14730">
                <text:p>147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6">
                <text:p>166</text:p>
              </table:table-cell>
              <table:table-cell office:value-type="float" office:value="4367">
                <text:p>43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9">
                <text:p>169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0">
                <text:p>170</text:p>
              </table:table-cell>
              <table:table-cell office:value-type="float" office:value="-8575">
                <text:p>-85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2">
                <text:p>172</text:p>
              </table:table-cell>
              <table:table-cell office:value-type="float" office:value="11014">
                <text:p>110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4">
                <text:p>174</text:p>
              </table:table-cell>
              <table:table-cell office:value-type="float" office:value="16836">
                <text:p>168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4">
                <text:p>174</text:p>
              </table:table-cell>
              <table:table-cell office:value-type="float" office:value="-7265">
                <text:p>-72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5">
                <text:p>175</text:p>
              </table:table-cell>
              <table:table-cell office:value-type="float" office:value="-5562">
                <text:p>-55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5">
                <text:p>175</text:p>
              </table:table-cell>
              <table:table-cell office:value-type="float" office:value="-4752">
                <text:p>-47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6">
                <text:p>176</text:p>
              </table:table-cell>
              <table:table-cell office:value-type="float" office:value="-2551">
                <text:p>-25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7">
                <text:p>177</text:p>
              </table:table-cell>
              <table:table-cell office:value-type="float" office:value="-1165">
                <text:p>-11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8">
                <text:p>1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9">
                <text:p>1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9">
                <text:p>1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9">
                <text:p>1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1">
                <text:p>18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1">
                <text:p>1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2">
                <text:p>18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2">
                <text:p>18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3">
                <text:p>18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3">
                <text:p>1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4">
                <text:p>18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4">
                <text:p>18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5">
                <text:p>18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7">
                <text:p>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8">
                <text:p>18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9">
                <text:p>189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9">
                <text:p>18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2">
                <text:p>1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3">
                <text:p>19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4">
                <text:p>1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4">
                <text:p>19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4">
                <text:p>194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5">
                <text:p>195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5">
                <text:p>19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5">
                <text:p>19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6">
                <text:p>19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6">
                <text:p>19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8">
                <text:p>198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1">
                <text:p>201</text:p>
              </table:table-cell>
              <table:table-cell office:value-type="float" office:value="-2678">
                <text:p>-26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1">
                <text:p>201</text:p>
              </table:table-cell>
              <table:table-cell office:value-type="float" office:value="-2912">
                <text:p>-29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3">
                <text:p>203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4">
                <text:p>204</text:p>
              </table:table-cell>
              <table:table-cell office:value-type="float" office:value="-815">
                <text:p>-8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4">
                <text:p>204</text:p>
              </table:table-cell>
              <table:table-cell office:value-type="float" office:value="-7254">
                <text:p>-72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5">
                <text:p>205</text:p>
              </table:table-cell>
              <table:table-cell office:value-type="float" office:value="-9211">
                <text:p>-92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5">
                <text:p>205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5">
                <text:p>20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6">
                <text:p>206</text:p>
              </table:table-cell>
              <table:table-cell office:value-type="float" office:value="-10591">
                <text:p>-105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9">
                <text:p>209</text:p>
              </table:table-cell>
              <table:table-cell office:value-type="float" office:value="-3727">
                <text:p>-37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9">
                <text:p>209</text:p>
              </table:table-cell>
              <table:table-cell office:value-type="float" office:value="-3256">
                <text:p>-32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9">
                <text:p>209</text:p>
              </table:table-cell>
              <table:table-cell office:value-type="float" office:value="-2199">
                <text:p>-21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0">
                <text:p>21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0">
                <text:p>21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0">
                <text:p>2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1">
                <text:p>2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1">
                <text:p>2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2">
                <text:p>2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2">
                <text:p>2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3">
                <text:p>21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4">
                <text:p>21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5">
                <text:p>2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5">
                <text:p>2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6">
                <text:p>21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6">
                <text:p>21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7">
                <text:p>21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1">
                <text:p>221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2">
                <text:p>22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2">
                <text:p>2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2">
                <text:p>22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3">
                <text:p>2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4">
                <text:p>2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4">
                <text:p>22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4">
                <text:p>22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5">
                <text:p>22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5">
                <text:p>225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5">
                <text:p>22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6">
                <text:p>226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6">
                <text:p>226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6">
                <text:p>226</text:p>
              </table:table-cell>
              <table:table-cell office:value-type="float" office:value="-684">
                <text:p>-6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9">
                <text:p>229</text:p>
              </table:table-cell>
              <table:table-cell office:value-type="float" office:value="-2584">
                <text:p>-25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1">
                <text:p>231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4">
                <text:p>234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5">
                <text:p>235</text:p>
              </table:table-cell>
              <table:table-cell office:value-type="float" office:value="-6209">
                <text:p>-62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6">
                <text:p>236</text:p>
              </table:table-cell>
              <table:table-cell office:value-type="float" office:value="-7826">
                <text:p>-78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6">
                <text:p>236</text:p>
              </table:table-cell>
              <table:table-cell office:value-type="float" office:value="20804">
                <text:p>208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6">
                <text:p>236</text:p>
              </table:table-cell>
              <table:table-cell office:value-type="float" office:value="-3179">
                <text:p>-31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0">
                <text:p>240</text:p>
              </table:table-cell>
              <table:table-cell office:value-type="float" office:value="-7004">
                <text:p>-70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3">
                <text:p>243</text:p>
              </table:table-cell>
              <table:table-cell office:value-type="float" office:value="-3963">
                <text:p>-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4">
                <text:p>244</text:p>
              </table:table-cell>
              <table:table-cell office:value-type="float" office:value="-2432">
                <text:p>-24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4">
                <text:p>244</text:p>
              </table:table-cell>
              <table:table-cell office:value-type="float" office:value="-889">
                <text:p>-8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4">
                <text:p>244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5">
                <text:p>24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5">
                <text:p>24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6">
                <text:p>24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6">
                <text:p>24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7">
                <text:p>24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7">
                <text:p>24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8">
                <text:p>24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9">
                <text:p>24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9">
                <text:p>249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0">
                <text:p>250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1">
                <text:p>251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1">
                <text:p>251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2">
                <text:p>25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2">
                <text:p>252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3">
                <text:p>253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4">
                <text:p>25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4">
                <text:p>25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5">
                <text:p>25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6">
                <text:p>256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6">
                <text:p>256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7">
                <text:p>257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7">
                <text:p>25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8">
                <text:p>258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9">
                <text:p>25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9">
                <text:p>259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9">
                <text:p>259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0">
                <text:p>260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2">
                <text:p>262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2">
                <text:p>262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3">
                <text:p>263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3">
                <text:p>263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3">
                <text:p>26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4">
                <text:p>264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4">
                <text:p>26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4">
                <text:p>2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6">
                <text:p>266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8">
                <text:p>2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8">
                <text:p>26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8">
                <text:p>2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8">
                <text:p>2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9">
                <text:p>26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9">
                <text:p>26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9">
                <text:p>26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0">
                <text:p>27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0">
                <text:p>27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1">
                <text:p>27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2">
                <text:p>27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3">
                <text:p>273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3">
                <text:p>273</text:p>
              </table:table-cell>
              <table:table-cell office:value-type="float" office:value="-905">
                <text:p>-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3">
                <text:p>273</text:p>
              </table:table-cell>
              <table:table-cell office:value-type="float" office:value="-595">
                <text:p>-5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4">
                <text:p>27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4">
                <text:p>27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4">
                <text:p>27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5">
                <text:p>275</text:p>
              </table:table-cell>
              <table:table-cell office:value-type="float" office:value="-664">
                <text:p>-6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9">
                <text:p>279</text:p>
              </table:table-cell>
              <table:table-cell office:value-type="float" office:value="-1106">
                <text:p>-11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0">
                <text:p>280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1">
                <text:p>281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4">
                <text:p>284</text:p>
              </table:table-cell>
              <table:table-cell office:value-type="float" office:value="-1103">
                <text:p>-11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5">
                <text:p>285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5">
                <text:p>285</text:p>
              </table:table-cell>
              <table:table-cell office:value-type="float" office:value="-1306">
                <text:p>-13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6">
                <text:p>286</text:p>
              </table:table-cell>
              <table:table-cell office:value-type="float" office:value="-2077">
                <text:p>-20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6">
                <text:p>286</text:p>
              </table:table-cell>
              <table:table-cell office:value-type="float" office:value="-2448">
                <text:p>-24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6">
                <text:p>286</text:p>
              </table:table-cell>
              <table:table-cell office:value-type="float" office:value="-2770">
                <text:p>-27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7">
                <text:p>287</text:p>
              </table:table-cell>
              <table:table-cell office:value-type="float" office:value="-1977">
                <text:p>-19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7">
                <text:p>287</text:p>
              </table:table-cell>
              <table:table-cell office:value-type="float" office:value="-2295">
                <text:p>-22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7">
                <text:p>287</text:p>
              </table:table-cell>
              <table:table-cell office:value-type="float" office:value="-2702">
                <text:p>-27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8">
                <text:p>288</text:p>
              </table:table-cell>
              <table:table-cell office:value-type="float" office:value="-1247">
                <text:p>-12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8">
                <text:p>28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8">
                <text:p>28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9">
                <text:p>28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9">
                <text:p>2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9">
                <text:p>289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0">
                <text:p>290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2">
                <text:p>29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4">
                <text:p>29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4">
                <text:p>29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5">
                <text:p>295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5">
                <text:p>29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7">
                <text:p>29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7">
                <text:p>29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8">
                <text:p>2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1">
                <text:p>30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2">
                <text:p>30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2">
                <text:p>302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4">
                <text:p>30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6">
                <text:p>3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6">
                <text:p>30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7">
                <text:p>30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7">
                <text:p>307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9">
                <text:p>309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1">
                <text:p>31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13">
                <text:p>313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15">
                <text:p>315</text:p>
              </table:table-cell>
              <table:table-cell office:value-type="float" office:value="-367">
                <text:p>-3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17">
                <text:p>317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21">
                <text:p>321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24">
                <text:p>324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7">
                <text:p>327</text:p>
              </table:table-cell>
              <table:table-cell office:value-type="float" office:value="-801">
                <text:p>-8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29">
                <text:p>329</text:p>
              </table:table-cell>
              <table:table-cell office:value-type="float" office:value="-871">
                <text:p>-8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32">
                <text:p>332</text:p>
              </table:table-cell>
              <table:table-cell office:value-type="float" office:value="-887">
                <text:p>-8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7">
                <text:p>337</text:p>
              </table:table-cell>
              <table:table-cell office:value-type="float" office:value="-697">
                <text:p>-6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7">
                <text:p>33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1">
                <text:p>3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2">
                <text:p>3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2">
                <text:p>342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2">
                <text:p>342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3">
                <text:p>343</text:p>
              </table:table-cell>
              <table:table-cell office:value-type="float" office:value="-845">
                <text:p>-8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3">
                <text:p>343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4">
                <text:p>344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5">
                <text:p>345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6">
                <text:p>346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6">
                <text:p>346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46">
                <text:p>346</text:p>
              </table:table-cell>
              <table:table-cell office:value-type="float" office:value="-443">
                <text:p>-4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7">
                <text:p>347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8">
                <text:p>348</text:p>
              </table:table-cell>
              <table:table-cell office:value-type="float" office:value="-1012">
                <text:p>-10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49">
                <text:p>349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50">
                <text:p>350</text:p>
              </table:table-cell>
              <table:table-cell office:value-type="float" office:value="-1985">
                <text:p>-19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50">
                <text:p>350</text:p>
              </table:table-cell>
              <table:table-cell office:value-type="float" office:value="-343">
                <text:p>-3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0">
                <text:p>350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1">
                <text:p>351</text:p>
              </table:table-cell>
              <table:table-cell office:value-type="float" office:value="-782">
                <text:p>-7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51">
                <text:p>351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52">
                <text:p>352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54">
                <text:p>354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5">
                <text:p>355</text:p>
              </table:table-cell>
              <table:table-cell office:value-type="float" office:value="-587">
                <text:p>-5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55">
                <text:p>355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55">
                <text:p>355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6">
                <text:p>356</text:p>
              </table:table-cell>
              <table:table-cell office:value-type="float" office:value="-573">
                <text:p>-5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6">
                <text:p>356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57">
                <text:p>357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58">
                <text:p>358</text:p>
              </table:table-cell>
              <table:table-cell office:value-type="float" office:value="-349">
                <text:p>-3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0">
                <text:p>360</text:p>
              </table:table-cell>
              <table:table-cell office:value-type="float" office:value="-643">
                <text:p>-6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1">
                <text:p>361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2">
                <text:p>362</text:p>
              </table:table-cell>
              <table:table-cell office:value-type="float" office:value="-645">
                <text:p>-6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2">
                <text:p>362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3">
                <text:p>363</text:p>
              </table:table-cell>
              <table:table-cell office:value-type="float" office:value="-677">
                <text:p>-6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3">
                <text:p>363</text:p>
              </table:table-cell>
              <table:table-cell office:value-type="float" office:value="-891">
                <text:p>-8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4">
                <text:p>36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4">
                <text:p>364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4">
                <text:p>364</text:p>
              </table:table-cell>
              <table:table-cell office:value-type="float" office:value="-439">
                <text:p>-4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5">
                <text:p>36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5">
                <text:p>36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5">
                <text:p>36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6">
                <text:p>3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6">
                <text:p>3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7">
                <text:p>3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7">
                <text:p>36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7">
                <text:p>36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8">
                <text:p>36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0">
                <text:p>37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1">
                <text:p>371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2">
                <text:p>372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2">
                <text:p>372</text:p>
              </table:table-cell>
              <table:table-cell office:value-type="float" office:value="-838">
                <text:p>-8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2">
                <text:p>372</text:p>
              </table:table-cell>
              <table:table-cell office:value-type="float" office:value="-1244">
                <text:p>-12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4">
                <text:p>374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6">
                <text:p>376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6">
                <text:p>376</text:p>
              </table:table-cell>
              <table:table-cell office:value-type="float" office:value="-1224">
                <text:p>-12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7">
                <text:p>377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7">
                <text:p>377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8">
                <text:p>378</text:p>
              </table:table-cell>
              <table:table-cell office:value-type="float" office:value="-573">
                <text:p>-5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8">
                <text:p>378</text:p>
              </table:table-cell>
              <table:table-cell office:value-type="float" office:value="-582">
                <text:p>-5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8">
                <text:p>37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8">
                <text:p>378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9">
                <text:p>379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9">
                <text:p>37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9">
                <text:p>37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9">
                <text:p>379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83">
                <text:p>383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85">
                <text:p>385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87">
                <text:p>387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89">
                <text:p>3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0">
                <text:p>39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93">
                <text:p>39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94">
                <text:p>394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4">
                <text:p>39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5">
                <text:p>39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95">
                <text:p>395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95">
                <text:p>395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99">
                <text:p>399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00">
                <text:p>40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02">
                <text:p>40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02">
                <text:p>402</text:p>
              </table:table-cell>
              <table:table-cell office:value-type="float" office:value="-2472">
                <text:p>-24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04">
                <text:p>404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4">
                <text:p>404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5">
                <text:p>405</text:p>
              </table:table-cell>
              <table:table-cell office:value-type="float" office:value="-775">
                <text:p>-7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5">
                <text:p>405</text:p>
              </table:table-cell>
              <table:table-cell office:value-type="float" office:value="-881">
                <text:p>-8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6">
                <text:p>406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7">
                <text:p>40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10">
                <text:p>4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12">
                <text:p>41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13">
                <text:p>41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14">
                <text:p>414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4">
                <text:p>41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5">
                <text:p>41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5">
                <text:p>415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8">
                <text:p>41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19">
                <text:p>419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19">
                <text:p>419</text:p>
              </table:table-cell>
              <table:table-cell office:value-type="float" office:value="-3419">
                <text:p>-34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0">
                <text:p>420</text:p>
              </table:table-cell>
              <table:table-cell office:value-type="float" office:value="-2803">
                <text:p>-28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20">
                <text:p>420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0">
                <text:p>4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1">
                <text:p>4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1">
                <text:p>4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1">
                <text:p>421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1">
                <text:p>421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2">
                <text:p>42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2">
                <text:p>42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2">
                <text:p>422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3">
                <text:p>423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3">
                <text:p>423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4">
                <text:p>424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4">
                <text:p>424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24">
                <text:p>424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25">
                <text:p>42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5">
                <text:p>42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25">
                <text:p>425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7">
                <text:p>42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29">
                <text:p>4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30">
                <text:p>4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30">
                <text:p>4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32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33">
                <text:p>4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34">
                <text:p>43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36">
                <text:p>436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38">
                <text:p>438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39">
                <text:p>43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41">
                <text:p>44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4">
                <text:p>44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6">
                <text:p>446</text:p>
              </table:table-cell>
              <table:table-cell office:value-type="float" office:value="-1067">
                <text:p>-10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47">
                <text:p>447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49">
                <text:p>449</text:p>
              </table:table-cell>
              <table:table-cell office:value-type="float" office:value="-923">
                <text:p>-9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0">
                <text:p>450</text:p>
              </table:table-cell>
              <table:table-cell office:value-type="float" office:value="-427">
                <text:p>-4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1">
                <text:p>45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2">
                <text:p>4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52">
                <text:p>45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2">
                <text:p>45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4">
                <text:p>4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54">
                <text:p>45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54">
                <text:p>4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55">
                <text:p>4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55">
                <text:p>45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55">
                <text:p>455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56">
                <text:p>45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56">
                <text:p>4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56">
                <text:p>45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57">
                <text:p>45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57">
                <text:p>45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57">
                <text:p>4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8">
                <text:p>45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58">
                <text:p>458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58">
                <text:p>45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59">
                <text:p>45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9">
                <text:p>45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59">
                <text:p>45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0">
                <text:p>46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1">
                <text:p>46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61">
                <text:p>4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61">
                <text:p>461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2">
                <text:p>46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62">
                <text:p>462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64">
                <text:p>464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65">
                <text:p>4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65">
                <text:p>46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65">
                <text:p>465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66">
                <text:p>4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66">
                <text:p>46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66">
                <text:p>46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67">
                <text:p>46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67">
                <text:p>46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67">
                <text:p>46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68">
                <text:p>46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68">
                <text:p>468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69">
                <text:p>469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71">
                <text:p>47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2">
                <text:p>47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75">
                <text:p>475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78">
                <text:p>478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79">
                <text:p>479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81">
                <text:p>481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81">
                <text:p>481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82">
                <text:p>482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82">
                <text:p>482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82">
                <text:p>482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83">
                <text:p>483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83">
                <text:p>483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83">
                <text:p>483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84">
                <text:p>48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84">
                <text:p>48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84">
                <text:p>48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85">
                <text:p>48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85">
                <text:p>48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85">
                <text:p>48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6">
                <text:p>4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86">
                <text:p>4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88">
                <text:p>4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91">
                <text:p>491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91">
                <text:p>491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92">
                <text:p>492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93">
                <text:p>493</text:p>
              </table:table-cell>
              <table:table-cell office:value-type="float" office:value="-1551">
                <text:p>-15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93">
                <text:p>493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93">
                <text:p>493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94">
                <text:p>49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94">
                <text:p>49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95">
                <text:p>49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95">
                <text:p>4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98">
                <text:p>49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98">
                <text:p>4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98">
                <text:p>498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00">
                <text:p>500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00">
                <text:p>500</text:p>
              </table:table-cell>
              <table:table-cell office:value-type="float" office:value="-654">
                <text:p>-6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01">
                <text:p>501</text:p>
              </table:table-cell>
              <table:table-cell office:value-type="float" office:value="-683">
                <text:p>-6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01">
                <text:p>501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01">
                <text:p>501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01">
                <text:p>501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02">
                <text:p>502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02">
                <text:p>50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2">
                <text:p>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03">
                <text:p>50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03">
                <text:p>50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05">
                <text:p>505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06">
                <text:p>506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07">
                <text:p>507</text:p>
              </table:table-cell>
              <table:table-cell office:value-type="float" office:value="-455">
                <text:p>-4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08">
                <text:p>508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09">
                <text:p>509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09">
                <text:p>50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09">
                <text:p>509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10">
                <text:p>510</text:p>
              </table:table-cell>
              <table:table-cell office:value-type="float" office:value="-628">
                <text:p>-6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10">
                <text:p>510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11">
                <text:p>511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11">
                <text:p>51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12">
                <text:p>512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2">
                <text:p>512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13">
                <text:p>513</text:p>
              </table:table-cell>
              <table:table-cell office:value-type="float" office:value="-1138">
                <text:p>-11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13">
                <text:p>513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14">
                <text:p>514</text:p>
              </table:table-cell>
              <table:table-cell office:value-type="float" office:value="-652">
                <text:p>-6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4">
                <text:p>514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">
                <text:p>515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16">
                <text:p>516</text:p>
              </table:table-cell>
              <table:table-cell office:value-type="float" office:value="-740">
                <text:p>-74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16">
                <text:p>516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16">
                <text:p>516</text:p>
              </table:table-cell>
              <table:table-cell office:value-type="float" office:value="-1157">
                <text:p>-11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17">
                <text:p>517</text:p>
              </table:table-cell>
              <table:table-cell office:value-type="float" office:value="-593">
                <text:p>-5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18">
                <text:p>518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18">
                <text:p>518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19">
                <text:p>5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19">
                <text:p>51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20">
                <text:p>520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21">
                <text:p>52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21">
                <text:p>52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24">
                <text:p>52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26">
                <text:p>52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30">
                <text:p>53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31">
                <text:p>53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32">
                <text:p>53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33">
                <text:p>53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34">
                <text:p>53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36">
                <text:p>536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38">
                <text:p>538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38">
                <text:p>53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40">
                <text:p>54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40">
                <text:p>54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40">
                <text:p>5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1">
                <text:p>54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43">
                <text:p>54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43">
                <text:p>54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46">
                <text:p>546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46">
                <text:p>546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48">
                <text:p>54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48">
                <text:p>54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49">
                <text:p>54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49">
                <text:p>54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50">
                <text:p>55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51">
                <text:p>55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52">
                <text:p>5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54">
                <text:p>554</text:p>
              </table:table-cell>
              <table:table-cell office:value-type="float" office:value="-755">
                <text:p>-7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54">
                <text:p>554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4">
                <text:p>554</text:p>
              </table:table-cell>
              <table:table-cell office:value-type="float" office:value="-2236">
                <text:p>-22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55">
                <text:p>555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55">
                <text:p>555</text:p>
              </table:table-cell>
              <table:table-cell office:value-type="float" office:value="-1977">
                <text:p>-197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55">
                <text:p>555</text:p>
              </table:table-cell>
              <table:table-cell office:value-type="float" office:value="-1808">
                <text:p>-18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6">
                <text:p>556</text:p>
              </table:table-cell>
              <table:table-cell office:value-type="float" office:value="-852">
                <text:p>-8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56">
                <text:p>556</text:p>
              </table:table-cell>
              <table:table-cell office:value-type="float" office:value="-667">
                <text:p>-6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56">
                <text:p>556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56">
                <text:p>556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57">
                <text:p>55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57">
                <text:p>55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57">
                <text:p>557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58">
                <text:p>558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60">
                <text:p>560</text:p>
              </table:table-cell>
              <table:table-cell office:value-type="float" office:value="-1889">
                <text:p>-188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61">
                <text:p>561</text:p>
              </table:table-cell>
              <table:table-cell office:value-type="float" office:value="-2010">
                <text:p>-20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61">
                <text:p>561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62">
                <text:p>562</text:p>
              </table:table-cell>
              <table:table-cell office:value-type="float" office:value="-950">
                <text:p>-95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64">
                <text:p>564</text:p>
              </table:table-cell>
              <table:table-cell office:value-type="float" office:value="-744">
                <text:p>-7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67">
                <text:p>567</text:p>
              </table:table-cell>
              <table:table-cell office:value-type="float" office:value="-1146">
                <text:p>-11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68">
                <text:p>568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68">
                <text:p>568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69">
                <text:p>569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73">
                <text:p>57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77">
                <text:p>57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81">
                <text:p>58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81">
                <text:p>58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81">
                <text:p>58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82">
                <text:p>58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83">
                <text:p>583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84">
                <text:p>58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85">
                <text:p>58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87">
                <text:p>587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90">
                <text:p>590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90">
                <text:p>590</text:p>
              </table:table-cell>
              <table:table-cell office:value-type="float" office:value="-771">
                <text:p>-7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91">
                <text:p>591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92">
                <text:p>592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92">
                <text:p>59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93">
                <text:p>593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4">
                <text:p>594</text:p>
              </table:table-cell>
              <table:table-cell office:value-type="float" office:value="-634">
                <text:p>-6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96">
                <text:p>596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99">
                <text:p>599</text:p>
              </table:table-cell>
              <table:table-cell office:value-type="float" office:value="-1082">
                <text:p>-10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00">
                <text:p>600</text:p>
              </table:table-cell>
              <table:table-cell office:value-type="float" office:value="-851">
                <text:p>-8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01">
                <text:p>601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05">
                <text:p>60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07">
                <text:p>607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11">
                <text:p>61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14">
                <text:p>61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16">
                <text:p>616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18">
                <text:p>618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18">
                <text:p>618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18">
                <text:p>618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19">
                <text:p>619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20">
                <text:p>62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20">
                <text:p>6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21">
                <text:p>62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21">
                <text:p>62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21">
                <text:p>62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22">
                <text:p>622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22">
                <text:p>62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23">
                <text:p>62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23">
                <text:p>623</text:p>
              </table:table-cell>
              <table:table-cell office:value-type="float" office:value="-337">
                <text:p>-3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23">
                <text:p>623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24">
                <text:p>624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24">
                <text:p>624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26">
                <text:p>626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7">
                <text:p>627</text:p>
              </table:table-cell>
              <table:table-cell office:value-type="float" office:value="-702">
                <text:p>-7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28">
                <text:p>628</text:p>
              </table:table-cell>
              <table:table-cell office:value-type="float" office:value="-405">
                <text:p>-4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29">
                <text:p>62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29">
                <text:p>62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29">
                <text:p>62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29">
                <text:p>62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30">
                <text:p>63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1">
                <text:p>63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32">
                <text:p>63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32">
                <text:p>63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32">
                <text:p>63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33">
                <text:p>63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33">
                <text:p>63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33">
                <text:p>633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34">
                <text:p>6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34">
                <text:p>634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34">
                <text:p>63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37">
                <text:p>63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39">
                <text:p>6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39">
                <text:p>6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39">
                <text:p>63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40">
                <text:p>64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40">
                <text:p>64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40">
                <text:p>64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41">
                <text:p>641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41">
                <text:p>64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41">
                <text:p>641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42">
                <text:p>642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42">
                <text:p>64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42">
                <text:p>642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43">
                <text:p>643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43">
                <text:p>643</text:p>
              </table:table-cell>
              <table:table-cell office:value-type="float" office:value="-870">
                <text:p>-87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44">
                <text:p>644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6">
                <text:p>646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48">
                <text:p>64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49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49">
                <text:p>64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49">
                <text:p>6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50">
                <text:p>65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50">
                <text:p>65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51">
                <text:p>651</text:p>
              </table:table-cell>
              <table:table-cell office:value-type="float" office:value="-160">
                <text:p>-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